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Doleť k mé značce."</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cestu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Tito lučištníci kouzelný svitek chrání. Poraž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ková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Od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Vy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přes něj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manu</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Součas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Teď musíš doletět k portálu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5">00.00.0000</text:date>, <text:time style:data-style-name="N2" text:time-value="17:03:44.34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2-05T17:12:06.202000000</dc:date>
    <meta:editing-duration>PT1H9M38S</meta:editing-duration>
    <meta:editing-cycles>25</meta:editing-cycles>
    <meta:document-statistic meta:table-count="1" meta:cell-count="1531" meta:object-count="0"/>
  </office:meta>
</office:document-meta>
</file>